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6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enta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ienda</text:p>
          </table:table-cell>
          <table:table-cell office:value-type="string" table:style-name="ce1">
            <text:p>Marca</text:p>
          </table:table-cell>
          <table:table-cell office:value-type="string" table:style-name="ce1">
            <text:p>Tipo</text:p>
          </table:table-cell>
          <table:table-cell office:value-type="string" table:style-name="ce1">
            <text:p>G���nero</text:p>
          </table:table-cell>
          <table:table-cell office:value-type="string" table:style-name="ce1">
            <text:p>Talla</text:p>
          </table:table-cell>
          <table:table-cell office:value-type="string" table:style-name="ce1">
            <text:p>Color</text:p>
          </table:table-cell>
          <table:table-cell office:value-type="string" table:style-name="ce1">
            <text:p>Categoria</text:p>
          </table:table-cell>
          <table:table-cell office:value-type="string" table:style-name="ce1">
            <text:p>precio de venta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Hora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string" table:style-name="ce1">
            <text:p>89.0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7H32M0S" table:style-name="ce3">
            <text:p>7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7H33M0S" table:style-name="ce3">
            <text:p>7:3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7H52M0S" table:style-name="ce3">
            <text:p>7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7H58M0S" table:style-name="ce3">
            <text:p>7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8H19M0S" table:style-name="ce3">
            <text:p>8:1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8H48M0S" table:style-name="ce3">
            <text:p>8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9H7M0S" table:style-name="ce3">
            <text:p>9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9H11M0S" table:style-name="ce3">
            <text:p>9:1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0H4M0S" table:style-name="ce3">
            <text:p>10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0H6M0S" table:style-name="ce3">
            <text:p>10:0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0H45M0S" table:style-name="ce3">
            <text:p>10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0H56M0S" table:style-name="ce3">
            <text:p>10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5M0S" table:style-name="ce3">
            <text:p>11:0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34M0S" table:style-name="ce3">
            <text:p>11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41M0S" table:style-name="ce3">
            <text:p>11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F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51M0S" table:style-name="ce3">
            <text:p>11:5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55M0S" table:style-name="ce3">
            <text:p>11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41M0S" table:style-name="ce3">
            <text:p>12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1M0S" table:style-name="ce3">
            <text:p>13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230" table:style-name="ce1">
            <text:p>23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30M0S" table:style-name="ce3">
            <text:p>13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52M0S" table:style-name="ce3">
            <text:p>14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52M0S" table:style-name="ce3">
            <text:p>14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54M0S" table:style-name="ce3">
            <text:p>14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55M0S" table:style-name="ce3">
            <text:p>14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5H10M0S" table:style-name="ce3">
            <text:p>15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5H31M0S" table:style-name="ce3">
            <text:p>15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Gel Quantics<text:s/></text:p>
          </table:table-cell>
          <table:table-cell office:value-type="string" table:style-name="ce1">
            <text:p>Mascu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Zapatillas</text:p>
          </table:table-cell>
          <table:table-cell office:value-type="float" office:value="120" table:style-name="ce1">
            <text:p>1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5H59M0S" table:style-name="ce3">
            <text:p>15:5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6H3M0S" table:style-name="ce3">
            <text:p>16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A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7H24M0S" table:style-name="ce3">
            <text:p>17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7H44M0S" table:style-name="ce3">
            <text:p>17:4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B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8H43M0S" table:style-name="ce3">
            <text:p>18:4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8H59M0S" table:style-name="ce3">
            <text:p>18:5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9H3M0S" table:style-name="ce3">
            <text:p>19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9H30M0S" table:style-name="ce3">
            <text:p>19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9H36M0S" table:style-name="ce3">
            <text:p>19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9H36M0S" table:style-name="ce3">
            <text:p>19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9H43M0S" table:style-name="ce3">
            <text:p>19:4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C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9H56M0S" table:style-name="ce3">
            <text:p>19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0H0M0S" table:style-name="ce3">
            <text:p>20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0H13M0S" table:style-name="ce3">
            <text:p>20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0H52M0S" table:style-name="ce3">
            <text:p>20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0H55M0S" table:style-name="ce3">
            <text:p>20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1H5M0S" table:style-name="ce3">
            <text:p>21:0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1H8M0S" table:style-name="ce3">
            <text:p>21:0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2H1M0S" table:style-name="ce3">
            <text:p>22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2H45M0S" table:style-name="ce3">
            <text:p>22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3H13M0S" table:style-name="ce3">
            <text:p>23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Indy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F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123" table:style-name="ce1">
            <text:p>123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9H52M0S" table:style-name="ce3">
            <text:p>9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0H0M0S" table:style-name="ce3">
            <text:p>10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0H2M0S" table:style-name="ce3">
            <text:p>10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C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0H10M0S" table:style-name="ce3">
            <text:p>10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0H20M0S" table:style-name="ce3">
            <text:p>10:2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0H52M0S" table:style-name="ce3">
            <text:p>10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0H52M0S" table:style-name="ce3">
            <text:p>10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1M0S" table:style-name="ce3">
            <text:p>11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5F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20M0S" table:style-name="ce3">
            <text:p>11:2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25M0S" table:style-name="ce3">
            <text:p>11:2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28M0S" table:style-name="ce3">
            <text:p>11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B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32M0S" table:style-name="ce3">
            <text:p>11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Indy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E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Sujetadores</text:p>
          </table:table-cell>
          <table:table-cell office:value-type="float" office:value="123" table:style-name="ce1">
            <text:p>123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38M0S" table:style-name="ce3">
            <text:p>11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38M0S" table:style-name="ce3">
            <text:p>11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58M0S" table:style-name="ce3">
            <text:p>11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1M0S" table:style-name="ce3">
            <text:p>12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9M0S" table:style-name="ce3">
            <text:p>12:0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11M0S" table:style-name="ce3">
            <text:p>12:1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Ultra Boost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39" table:style-name="ce1">
            <text:p>1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19M0S" table:style-name="ce3">
            <text:p>12:1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21M0S" table:style-name="ce3">
            <text:p>12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40M0S" table:style-name="ce3">
            <text:p>12:4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42M0S" table:style-name="ce3">
            <text:p>12:4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42M0S" table:style-name="ce3">
            <text:p>12:4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5M0S" table:style-name="ce3">
            <text:p>13:0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16M0S" table:style-name="ce3">
            <text:p>13:1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18M0S" table:style-name="ce3">
            <text:p>13:1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90B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25M0S" table:style-name="ce3">
            <text:p>13:2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25M0S" table:style-name="ce3">
            <text:p>13:2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28M0S" table:style-name="ce3">
            <text:p>13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28M0S" table:style-name="ce3">
            <text:p>13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31M0S" table:style-name="ce3">
            <text:p>13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90F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38M0S" table:style-name="ce3">
            <text:p>13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48M0S" table:style-name="ce3">
            <text:p>13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2M0S" table:style-name="ce3">
            <text:p>14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20M0S" table:style-name="ce3">
            <text:p>14:2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24M0S" table:style-name="ce3">
            <text:p>14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32M0S" table:style-name="ce3">
            <text:p>14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45M0S" table:style-name="ce3">
            <text:p>14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48M0S" table:style-name="ce3">
            <text:p>14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55M0S" table:style-name="ce3">
            <text:p>14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D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58M0S" table:style-name="ce3">
            <text:p>14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5H11M0S" table:style-name="ce3">
            <text:p>15:1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5H21M0S" table:style-name="ce3">
            <text:p>15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5H47M0S" table:style-name="ce3">
            <text:p>15:4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5H47M0S" table:style-name="ce3">
            <text:p>15:4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6H38M0S" table:style-name="ce3">
            <text:p>16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6H39M0S" table:style-name="ce3">
            <text:p>16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D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6H41M0S" table:style-name="ce3">
            <text:p>16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7H27M0S" table:style-name="ce3">
            <text:p>17:2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8H25M0S" table:style-name="ce3">
            <text:p>8:2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8H26M0S" table:style-name="ce3">
            <text:p>8:2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8H38M0S" table:style-name="ce3">
            <text:p>8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Classic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F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8H41M0S" table:style-name="ce3">
            <text:p>8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8H48M0S" table:style-name="ce3">
            <text:p>8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0H32M0S" table:style-name="ce3">
            <text:p>10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0H33M0S" table:style-name="ce3">
            <text:p>10:3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9M0S" table:style-name="ce3">
            <text:p>11:0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31M0S" table:style-name="ce3">
            <text:p>12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D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43M0S" table:style-name="ce3">
            <text:p>12:4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3M0S" table:style-name="ce3">
            <text:p>13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4M0S" table:style-name="ce3">
            <text:p>13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19M0S" table:style-name="ce3">
            <text:p>13:1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13M0S" table:style-name="ce3">
            <text:p>14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18M0S" table:style-name="ce3">
            <text:p>14:1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Classic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E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Sujetadore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28M0S" table:style-name="ce3">
            <text:p>14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31M0S" table:style-name="ce3">
            <text:p>14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34M0S" table:style-name="ce3">
            <text:p>14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41M0S" table:style-name="ce3">
            <text:p>14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44M0S" table:style-name="ce3">
            <text:p>14:4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48M0S" table:style-name="ce3">
            <text:p>14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5H2M0S" table:style-name="ce3">
            <text:p>15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5H14M0S" table:style-name="ce3">
            <text:p>15:1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D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5H34M0S" table:style-name="ce3">
            <text:p>15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6H37M0S" table:style-name="ce3">
            <text:p>16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6H39M0S" table:style-name="ce3">
            <text:p>16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6H45M0S" table:style-name="ce3">
            <text:p>16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6H46M0S" table:style-name="ce3">
            <text:p>16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7H34M0S" table:style-name="ce3">
            <text:p>17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7H55M0S" table:style-name="ce3">
            <text:p>17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8H12M0S" table:style-name="ce3">
            <text:p>18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8H33M0S" table:style-name="ce3">
            <text:p>18:3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90E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8H41M0S" table:style-name="ce3">
            <text:p>18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9H0M0S" table:style-name="ce3">
            <text:p>19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0H21M0S" table:style-name="ce3">
            <text:p>20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Indy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5D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Sujetadores</text:p>
          </table:table-cell>
          <table:table-cell office:value-type="float" office:value="123" table:style-name="ce1">
            <text:p>123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0H26M0S" table:style-name="ce3">
            <text:p>20:2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0H39M0S" table:style-name="ce3">
            <text:p>20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2H4M0S" table:style-name="ce3">
            <text:p>22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2H42M0S" table:style-name="ce3">
            <text:p>22:4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23H28M0S" table:style-name="ce3">
            <text:p>23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1H38M0S" table:style-name="ce3">
            <text:p>11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Ultra Boost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39" table:style-name="ce1">
            <text:p>1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4H27M0S" table:style-name="ce3">
            <text:p>14:2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26M0S" table:style-name="ce3">
            <text:p>12:2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Ultra Boost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39" table:style-name="ce1">
            <text:p>139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9H37M0S" table:style-name="ce3">
            <text:p>9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2H45M0S" table:style-name="ce3">
            <text:p>12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8M0S" table:style-name="ce3">
            <text:p>13:0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20" table:style-name="ce1">
            <text:p>120</text:p>
          </table:table-cell>
          <table:table-cell office:value-type="date" office:date-value="2015-07-15T00:00:00" table:style-name="ce2">
            <text:p>15/7/2015</text:p>
          </table:table-cell>
          <table:table-cell office:value-type="time" office:time-value="PT13H59M0S" table:style-name="ce3">
            <text:p>13:5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7H46M0S" table:style-name="ce3">
            <text:p>7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8H29M0S" table:style-name="ce3">
            <text:p>8:2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Classic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E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Sujetadore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8H45M0S" table:style-name="ce3">
            <text:p>8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9H1M0S" table:style-name="ce3">
            <text:p>9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9H36M0S" table:style-name="ce3">
            <text:p>9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19M0S" table:style-name="ce3">
            <text:p>10:1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46M0S" table:style-name="ce3">
            <text:p>10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6M0S" table:style-name="ce3">
            <text:p>11:0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220" table:style-name="ce1">
            <text:p>2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2H41M0S" table:style-name="ce3">
            <text:p>12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3H12M0S" table:style-name="ce3">
            <text:p>13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3H46M0S" table:style-name="ce3">
            <text:p>13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9M0S" table:style-name="ce3">
            <text:p>14:0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19M0S" table:style-name="ce3">
            <text:p>14:1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26M0S" table:style-name="ce3">
            <text:p>14:2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34M0S" table:style-name="ce3">
            <text:p>14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55M0S" table:style-name="ce3">
            <text:p>14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37M0S" table:style-name="ce3">
            <text:p>15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7M0S" table:style-name="ce3">
            <text:p>16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230" table:style-name="ce1">
            <text:p>23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12M0S" table:style-name="ce3">
            <text:p>16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35M0S" table:style-name="ce3">
            <text:p>16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58M0S" table:style-name="ce3">
            <text:p>16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7H29M0S" table:style-name="ce3">
            <text:p>17:2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8H1M0S" table:style-name="ce3">
            <text:p>18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8H10M0S" table:style-name="ce3">
            <text:p>18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8H10M0S" table:style-name="ce3">
            <text:p>18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8H18M0S" table:style-name="ce3">
            <text:p>18:1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8H38M0S" table:style-name="ce3">
            <text:p>18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8H51M0S" table:style-name="ce3">
            <text:p>18:5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8H56M0S" table:style-name="ce3">
            <text:p>18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9H40M0S" table:style-name="ce3">
            <text:p>19:4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9H52M0S" table:style-name="ce3">
            <text:p>19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0H32M0S" table:style-name="ce3">
            <text:p>20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0H35M0S" table:style-name="ce3">
            <text:p>20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0H57M0S" table:style-name="ce3">
            <text:p>20:5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1H36M0S" table:style-name="ce3">
            <text:p>21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1H48M0S" table:style-name="ce3">
            <text:p>21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2H24M0S" table:style-name="ce3">
            <text:p>22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3H39M0S" table:style-name="ce3">
            <text:p>23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3H49M0S" table:style-name="ce3">
            <text:p>23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9H49M0S" table:style-name="ce3">
            <text:p>9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9H50M0S" table:style-name="ce3">
            <text:p>9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9H52M0S" table:style-name="ce3">
            <text:p>9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7M0S" table:style-name="ce3">
            <text:p>10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10M0S" table:style-name="ce3">
            <text:p>10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D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10M0S" table:style-name="ce3">
            <text:p>10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15M0S" table:style-name="ce3">
            <text:p>10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23M0S" table:style-name="ce3">
            <text:p>10:2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26M0S" table:style-name="ce3">
            <text:p>10:2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Mascul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10M0S" table:style-name="ce3">
            <text:p>11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15M0S" table:style-name="ce3">
            <text:p>11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17M0S" table:style-name="ce3">
            <text:p>11:1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230" table:style-name="ce1">
            <text:p>23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30M0S" table:style-name="ce3">
            <text:p>11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32M0S" table:style-name="ce3">
            <text:p>11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38M0S" table:style-name="ce3">
            <text:p>11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45M0S" table:style-name="ce3">
            <text:p>11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58M0S" table:style-name="ce3">
            <text:p>11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2H4M0S" table:style-name="ce3">
            <text:p>12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2H42M0S" table:style-name="ce3">
            <text:p>12:4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D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2H42M0S" table:style-name="ce3">
            <text:p>12:4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2H45M0S" table:style-name="ce3">
            <text:p>12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3H2M0S" table:style-name="ce3">
            <text:p>13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3H3M0S" table:style-name="ce3">
            <text:p>13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3H5M0S" table:style-name="ce3">
            <text:p>13:0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A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3H15M0S" table:style-name="ce3">
            <text:p>13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3H16M0S" table:style-name="ce3">
            <text:p>13:1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3H46M0S" table:style-name="ce3">
            <text:p>13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2M0S" table:style-name="ce3">
            <text:p>14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7M0S" table:style-name="ce3">
            <text:p>14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Classic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B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Sujetadore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9M0S" table:style-name="ce3">
            <text:p>14:0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220" table:style-name="ce1">
            <text:p>2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17M0S" table:style-name="ce3">
            <text:p>14:1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30M0S" table:style-name="ce3">
            <text:p>14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56M0S" table:style-name="ce3">
            <text:p>14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58M0S" table:style-name="ce3">
            <text:p>14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0M0S" table:style-name="ce3">
            <text:p>15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3M0S" table:style-name="ce3">
            <text:p>15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D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8M0S" table:style-name="ce3">
            <text:p>15:0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9M0S" table:style-name="ce3">
            <text:p>15:0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14M0S" table:style-name="ce3">
            <text:p>15:1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E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16M0S" table:style-name="ce3">
            <text:p>15:1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29M0S" table:style-name="ce3">
            <text:p>15:2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32M0S" table:style-name="ce3">
            <text:p>15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42M0S" table:style-name="ce3">
            <text:p>15:4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44M0S" table:style-name="ce3">
            <text:p>15:4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45M0S" table:style-name="ce3">
            <text:p>15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45M0S" table:style-name="ce3">
            <text:p>15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52M0S" table:style-name="ce3">
            <text:p>15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5A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58M0S" table:style-name="ce3">
            <text:p>15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Indy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F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123" table:style-name="ce1">
            <text:p>123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3M0S" table:style-name="ce3">
            <text:p>16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8M0S" table:style-name="ce3">
            <text:p>16:0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26M0S" table:style-name="ce3">
            <text:p>16:2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5F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26M0S" table:style-name="ce3">
            <text:p>16:2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31M0S" table:style-name="ce3">
            <text:p>16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34M0S" table:style-name="ce3">
            <text:p>16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49M0S" table:style-name="ce3">
            <text:p>16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52M0S" table:style-name="ce3">
            <text:p>16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54M0S" table:style-name="ce3">
            <text:p>16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56M0S" table:style-name="ce3">
            <text:p>16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56M0S" table:style-name="ce3">
            <text:p>16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7H30M0S" table:style-name="ce3">
            <text:p>17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D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7H35M0S" table:style-name="ce3">
            <text:p>17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7H42M0S" table:style-name="ce3">
            <text:p>17:4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8H28M0S" table:style-name="ce3">
            <text:p>8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8H57M0S" table:style-name="ce3">
            <text:p>8:5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9H30M0S" table:style-name="ce3">
            <text:p>9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Indy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E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123" table:style-name="ce1">
            <text:p>123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29M0S" table:style-name="ce3">
            <text:p>10:2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45M0S" table:style-name="ce3">
            <text:p>10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46M0S" table:style-name="ce3">
            <text:p>10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50M0S" table:style-name="ce3">
            <text:p>10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53M0S" table:style-name="ce3">
            <text:p>10:5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Gel Quantics<text:s/>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20" table:style-name="ce1">
            <text:p>1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0H59M0S" table:style-name="ce3">
            <text:p>10:5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Indy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D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123" table:style-name="ce1">
            <text:p>123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0M0S" table:style-name="ce3">
            <text:p>11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11M0S" table:style-name="ce3">
            <text:p>11:1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24M0S" table:style-name="ce3">
            <text:p>11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E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26M0S" table:style-name="ce3">
            <text:p>11:2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42M0S" table:style-name="ce3">
            <text:p>11:4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B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2H15M0S" table:style-name="ce3">
            <text:p>12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2H21M0S" table:style-name="ce3">
            <text:p>12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2H31M0S" table:style-name="ce3">
            <text:p>12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B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2H57M0S" table:style-name="ce3">
            <text:p>12:5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3H55M0S" table:style-name="ce3">
            <text:p>13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12M0S" table:style-name="ce3">
            <text:p>15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12M0S" table:style-name="ce3">
            <text:p>15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12M0S" table:style-name="ce3">
            <text:p>15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20M0S" table:style-name="ce3">
            <text:p>15:2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29M0S" table:style-name="ce3">
            <text:p>16:2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45M0S" table:style-name="ce3">
            <text:p>16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6H55M0S" table:style-name="ce3">
            <text:p>16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7H6M0S" table:style-name="ce3">
            <text:p>17:0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7H8M0S" table:style-name="ce3">
            <text:p>17:0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8H10M0S" table:style-name="ce3">
            <text:p>18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8H21M0S" table:style-name="ce3">
            <text:p>18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8H34M0S" table:style-name="ce3">
            <text:p>18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9H35M0S" table:style-name="ce3">
            <text:p>19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9H49M0S" table:style-name="ce3">
            <text:p>19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0H11M0S" table:style-name="ce3">
            <text:p>20:1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90F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0H28M0S" table:style-name="ce3">
            <text:p>20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Indy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E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Sujetadores</text:p>
          </table:table-cell>
          <table:table-cell office:value-type="float" office:value="123" table:style-name="ce1">
            <text:p>123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0H38M0S" table:style-name="ce3">
            <text:p>20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1H1M0S" table:style-name="ce3">
            <text:p>21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2H50M0S" table:style-name="ce3">
            <text:p>22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23H11M0S" table:style-name="ce3">
            <text:p>23:1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4H4M0S" table:style-name="ce3">
            <text:p>14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30M0S" table:style-name="ce3">
            <text:p>11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4M0S" table:style-name="ce3">
            <text:p>15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58M0S" table:style-name="ce3">
            <text:p>11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10M0S" table:style-name="ce3">
            <text:p>11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Ultra Boost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Zapatillas</text:p>
          </table:table-cell>
          <table:table-cell office:value-type="float" office:value="139" table:style-name="ce1">
            <text:p>139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50M0S" table:style-name="ce3">
            <text:p>11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5H27M0S" table:style-name="ce3">
            <text:p>15:2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9H37M0S" table:style-name="ce3">
            <text:p>9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7M0S" table:style-name="ce3">
            <text:p>11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6T00:00:00" table:style-name="ce2">
            <text:p>16/7/2015</text:p>
          </table:table-cell>
          <table:table-cell office:value-type="time" office:time-value="PT11H7M0S" table:style-name="ce3">
            <text:p>11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7H32M0S" table:style-name="ce3">
            <text:p>7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9H10M0S" table:style-name="ce3">
            <text:p>9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9H48M0S" table:style-name="ce3">
            <text:p>9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32M0S" table:style-name="ce3">
            <text:p>10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58M0S" table:style-name="ce3">
            <text:p>10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26M0S" table:style-name="ce3">
            <text:p>11:2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7M0S" table:style-name="ce3">
            <text:p>12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21M0S" table:style-name="ce3">
            <text:p>12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38M0S" table:style-name="ce3">
            <text:p>12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43M0S" table:style-name="ce3">
            <text:p>12:4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3H55M0S" table:style-name="ce3">
            <text:p>13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3H59M0S" table:style-name="ce3">
            <text:p>13:5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11M0S" table:style-name="ce3">
            <text:p>14:1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28M0S" table:style-name="ce3">
            <text:p>14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36M0S" table:style-name="ce3">
            <text:p>14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20" table:style-name="ce1">
            <text:p>1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34M0S" table:style-name="ce3">
            <text:p>15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37M0S" table:style-name="ce3">
            <text:p>15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220" table:style-name="ce1">
            <text:p>2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40M0S" table:style-name="ce3">
            <text:p>16:4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7H54M0S" table:style-name="ce3">
            <text:p>17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8H0M0S" table:style-name="ce3">
            <text:p>18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8H12M0S" table:style-name="ce3">
            <text:p>18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8H31M0S" table:style-name="ce3">
            <text:p>18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8H33M0S" table:style-name="ce3">
            <text:p>18:3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8H36M0S" table:style-name="ce3">
            <text:p>18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8H54M0S" table:style-name="ce3">
            <text:p>18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9H4M0S" table:style-name="ce3">
            <text:p>19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9H45M0S" table:style-name="ce3">
            <text:p>19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9H53M0S" table:style-name="ce3">
            <text:p>19:5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9H58M0S" table:style-name="ce3">
            <text:p>19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90F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1H15M0S" table:style-name="ce3">
            <text:p>21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B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1H20M0S" table:style-name="ce3">
            <text:p>21:2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1H21M0S" table:style-name="ce3">
            <text:p>21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1H43M0S" table:style-name="ce3">
            <text:p>21:4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2H37M0S" table:style-name="ce3">
            <text:p>22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2H50M0S" table:style-name="ce3">
            <text:p>22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3H15M0S" table:style-name="ce3">
            <text:p>23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3H24M0S" table:style-name="ce3">
            <text:p>23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230" table:style-name="ce1">
            <text:p>23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3H31M0S" table:style-name="ce3">
            <text:p>23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3H32M0S" table:style-name="ce3">
            <text:p>23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9H44M0S" table:style-name="ce3">
            <text:p>9:4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9H47M0S" table:style-name="ce3">
            <text:p>9:4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F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9H47M0S" table:style-name="ce3">
            <text:p>9:4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9H54M0S" table:style-name="ce3">
            <text:p>9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2M0S" table:style-name="ce3">
            <text:p>10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13M0S" table:style-name="ce3">
            <text:p>10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Indy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E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Sujetadores</text:p>
          </table:table-cell>
          <table:table-cell office:value-type="float" office:value="123" table:style-name="ce1">
            <text:p>123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25M0S" table:style-name="ce3">
            <text:p>10:2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220" table:style-name="ce1">
            <text:p>2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30M0S" table:style-name="ce3">
            <text:p>10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A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31M0S" table:style-name="ce3">
            <text:p>10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31M0S" table:style-name="ce3">
            <text:p>10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31M0S" table:style-name="ce3">
            <text:p>10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Mascul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31M0S" table:style-name="ce3">
            <text:p>10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33M0S" table:style-name="ce3">
            <text:p>10:3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41M0S" table:style-name="ce3">
            <text:p>10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41M0S" table:style-name="ce3">
            <text:p>10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49M0S" table:style-name="ce3">
            <text:p>10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52M0S" table:style-name="ce3">
            <text:p>10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56M0S" table:style-name="ce3">
            <text:p>10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7M0S" table:style-name="ce3">
            <text:p>11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10M0S" table:style-name="ce3">
            <text:p>11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F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10M0S" table:style-name="ce3">
            <text:p>11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19M0S" table:style-name="ce3">
            <text:p>11:1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20M0S" table:style-name="ce3">
            <text:p>11:2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24M0S" table:style-name="ce3">
            <text:p>11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E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30M0S" table:style-name="ce3">
            <text:p>11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45M0S" table:style-name="ce3">
            <text:p>11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48M0S" table:style-name="ce3">
            <text:p>11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56M0S" table:style-name="ce3">
            <text:p>11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4M0S" table:style-name="ce3">
            <text:p>12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6M0S" table:style-name="ce3">
            <text:p>12:0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31M0S" table:style-name="ce3">
            <text:p>12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34M0S" table:style-name="ce3">
            <text:p>12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220" table:style-name="ce1">
            <text:p>2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39M0S" table:style-name="ce3">
            <text:p>12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40M0S" table:style-name="ce3">
            <text:p>12:4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42M0S" table:style-name="ce3">
            <text:p>12:4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A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50M0S" table:style-name="ce3">
            <text:p>12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3H12M0S" table:style-name="ce3">
            <text:p>13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3H15M0S" table:style-name="ce3">
            <text:p>13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3H18M0S" table:style-name="ce3">
            <text:p>13:1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3H23M0S" table:style-name="ce3">
            <text:p>13:2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3H49M0S" table:style-name="ce3">
            <text:p>13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3H52M0S" table:style-name="ce3">
            <text:p>13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2M0S" table:style-name="ce3">
            <text:p>14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2M0S" table:style-name="ce3">
            <text:p>14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90D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6M0S" table:style-name="ce3">
            <text:p>14:0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14M0S" table:style-name="ce3">
            <text:p>14:1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32M0S" table:style-name="ce3">
            <text:p>14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Classic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F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33M0S" table:style-name="ce3">
            <text:p>14:3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55M0S" table:style-name="ce3">
            <text:p>14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56M0S" table:style-name="ce3">
            <text:p>14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3M0S" table:style-name="ce3">
            <text:p>15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13M0S" table:style-name="ce3">
            <text:p>15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16M0S" table:style-name="ce3">
            <text:p>15:1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36M0S" table:style-name="ce3">
            <text:p>15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220" table:style-name="ce1">
            <text:p>2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39M0S" table:style-name="ce3">
            <text:p>15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54M0S" table:style-name="ce3">
            <text:p>15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58M0S" table:style-name="ce3">
            <text:p>15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5M0S" table:style-name="ce3">
            <text:p>16:0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12M0S" table:style-name="ce3">
            <text:p>16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230" table:style-name="ce1">
            <text:p>23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12M0S" table:style-name="ce3">
            <text:p>16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20M0S" table:style-name="ce3">
            <text:p>16:2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36M0S" table:style-name="ce3">
            <text:p>16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5C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39M0S" table:style-name="ce3">
            <text:p>16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43M0S" table:style-name="ce3">
            <text:p>16:4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43M0S" table:style-name="ce3">
            <text:p>16:4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52M0S" table:style-name="ce3">
            <text:p>16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57M0S" table:style-name="ce3">
            <text:p>16:5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57M0S" table:style-name="ce3">
            <text:p>16:5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59M0S" table:style-name="ce3">
            <text:p>16:5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6H59M0S" table:style-name="ce3">
            <text:p>16:5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8H58M0S" table:style-name="ce3">
            <text:p>8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9H8M0S" table:style-name="ce3">
            <text:p>9:0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9H54M0S" table:style-name="ce3">
            <text:p>9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B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55M0S" table:style-name="ce3">
            <text:p>10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8M0S" table:style-name="ce3">
            <text:p>11:0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51M0S" table:style-name="ce3">
            <text:p>11:5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220" table:style-name="ce1">
            <text:p>2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24M0S" table:style-name="ce3">
            <text:p>12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E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33M0S" table:style-name="ce3">
            <text:p>12:3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37M0S" table:style-name="ce3">
            <text:p>12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48M0S" table:style-name="ce3">
            <text:p>12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F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3H6M0S" table:style-name="ce3">
            <text:p>13:0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41M0S" table:style-name="ce3">
            <text:p>14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44M0S" table:style-name="ce3">
            <text:p>14:4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0M0S" table:style-name="ce3">
            <text:p>15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1M0S" table:style-name="ce3">
            <text:p>15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10M0S" table:style-name="ce3">
            <text:p>15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34M0S" table:style-name="ce3">
            <text:p>15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51M0S" table:style-name="ce3">
            <text:p>15:5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A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8H2M0S" table:style-name="ce3">
            <text:p>18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8H21M0S" table:style-name="ce3">
            <text:p>18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9H27M0S" table:style-name="ce3">
            <text:p>19:2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9H48M0S" table:style-name="ce3">
            <text:p>19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9H52M0S" table:style-name="ce3">
            <text:p>19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0H19M0S" table:style-name="ce3">
            <text:p>20:1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F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1H14M0S" table:style-name="ce3">
            <text:p>21:1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1H30M0S" table:style-name="ce3">
            <text:p>21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2H0M0S" table:style-name="ce3">
            <text:p>22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Gel Quantics<text:s/>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Zapatillas</text:p>
          </table:table-cell>
          <table:table-cell office:value-type="float" office:value="120" table:style-name="ce1">
            <text:p>1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2H20M0S" table:style-name="ce3">
            <text:p>22:2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23H13M0S" table:style-name="ce3">
            <text:p>23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36M0S" table:style-name="ce3">
            <text:p>12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30M0S" table:style-name="ce3">
            <text:p>11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24M0S" table:style-name="ce3">
            <text:p>12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5H32M0S" table:style-name="ce3">
            <text:p>15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0H21M0S" table:style-name="ce3">
            <text:p>10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20" table:style-name="ce1">
            <text:p>1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35M0S" table:style-name="ce3">
            <text:p>11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50M0S" table:style-name="ce3">
            <text:p>14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7H27M0S" table:style-name="ce3">
            <text:p>17:2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1H38M0S" table:style-name="ce3">
            <text:p>11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Ultra Boost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39" table:style-name="ce1">
            <text:p>13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3H49M0S" table:style-name="ce3">
            <text:p>13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120" table:style-name="ce1">
            <text:p>120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4H30M0S" table:style-name="ce3">
            <text:p>14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Ultra Boost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39" table:style-name="ce1">
            <text:p>139</text:p>
          </table:table-cell>
          <table:table-cell office:value-type="date" office:date-value="2015-07-17T00:00:00" table:style-name="ce2">
            <text:p>17/7/2015</text:p>
          </table:table-cell>
          <table:table-cell office:value-type="time" office:time-value="PT12H26M0S" table:style-name="ce3">
            <text:p>12:2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7H13M0S" table:style-name="ce3">
            <text:p>7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7H13M0S" table:style-name="ce3">
            <text:p>7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7H20M0S" table:style-name="ce3">
            <text:p>7:2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C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7H53M0S" table:style-name="ce3">
            <text:p>7:5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7H56M0S" table:style-name="ce3">
            <text:p>7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8H16M0S" table:style-name="ce3">
            <text:p>8:1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8H44M0S" table:style-name="ce3">
            <text:p>8:4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8H49M0S" table:style-name="ce3">
            <text:p>8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8H54M0S" table:style-name="ce3">
            <text:p>8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8H55M0S" table:style-name="ce3">
            <text:p>8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9H2M0S" table:style-name="ce3">
            <text:p>9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230" table:style-name="ce1">
            <text:p>23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9H30M0S" table:style-name="ce3">
            <text:p>9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9H43M0S" table:style-name="ce3">
            <text:p>9:4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9H44M0S" table:style-name="ce3">
            <text:p>9:4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9H59M0S" table:style-name="ce3">
            <text:p>9:5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1H28M0S" table:style-name="ce3">
            <text:p>11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1H48M0S" table:style-name="ce3">
            <text:p>11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1H49M0S" table:style-name="ce3">
            <text:p>11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2H4M0S" table:style-name="ce3">
            <text:p>12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2H10M0S" table:style-name="ce3">
            <text:p>12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2H12M0S" table:style-name="ce3">
            <text:p>12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230" table:style-name="ce1">
            <text:p>23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2H34M0S" table:style-name="ce3">
            <text:p>12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3H7M0S" table:style-name="ce3">
            <text:p>13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3H14M0S" table:style-name="ce3">
            <text:p>13:1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3H17M0S" table:style-name="ce3">
            <text:p>13:1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3H53M0S" table:style-name="ce3">
            <text:p>13:5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4H9M0S" table:style-name="ce3">
            <text:p>14:0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A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4H49M0S" table:style-name="ce3">
            <text:p>14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4H52M0S" table:style-name="ce3">
            <text:p>14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4H52M0S" table:style-name="ce3">
            <text:p>14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5H15M0S" table:style-name="ce3">
            <text:p>15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5H23M0S" table:style-name="ce3">
            <text:p>15:2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6H43M0S" table:style-name="ce3">
            <text:p>16:4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8H24M0S" table:style-name="ce3">
            <text:p>18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9H10M0S" table:style-name="ce3">
            <text:p>19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9H17M0S" table:style-name="ce3">
            <text:p>19:1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9H35M0S" table:style-name="ce3">
            <text:p>19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20H16M0S" table:style-name="ce3">
            <text:p>20:1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230" table:style-name="ce1">
            <text:p>23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21H1M0S" table:style-name="ce3">
            <text:p>21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21H10M0S" table:style-name="ce3">
            <text:p>21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21H34M0S" table:style-name="ce3">
            <text:p>21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21H56M0S" table:style-name="ce3">
            <text:p>21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22H6M0S" table:style-name="ce3">
            <text:p>22:0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22H17M0S" table:style-name="ce3">
            <text:p>22:1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22H32M0S" table:style-name="ce3">
            <text:p>22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22H33M0S" table:style-name="ce3">
            <text:p>22:3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C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22H37M0S" table:style-name="ce3">
            <text:p>22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23H13M0S" table:style-name="ce3">
            <text:p>23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23H44M0S" table:style-name="ce3">
            <text:p>23:4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9H32M0S" table:style-name="ce3">
            <text:p>9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9H36M0S" table:style-name="ce3">
            <text:p>9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9H54M0S" table:style-name="ce3">
            <text:p>9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0H3M0S" table:style-name="ce3">
            <text:p>10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0H5M0S" table:style-name="ce3">
            <text:p>10:0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0H7M0S" table:style-name="ce3">
            <text:p>10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0H12M0S" table:style-name="ce3">
            <text:p>10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0H12M0S" table:style-name="ce3">
            <text:p>10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0H23M0S" table:style-name="ce3">
            <text:p>10:2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0H26M0S" table:style-name="ce3">
            <text:p>10:2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Indy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65C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Sujetadores</text:p>
          </table:table-cell>
          <table:table-cell office:value-type="float" office:value="123" table:style-name="ce1">
            <text:p>123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0H31M0S" table:style-name="ce3">
            <text:p>10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Air Zoom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220" table:style-name="ce1">
            <text:p>2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0H41M0S" table:style-name="ce3">
            <text:p>10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0H48M0S" table:style-name="ce3">
            <text:p>10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0H48M0S" table:style-name="ce3">
            <text:p>10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1H1M0S" table:style-name="ce3">
            <text:p>11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1H1M0S" table:style-name="ce3">
            <text:p>11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1H9M0S" table:style-name="ce3">
            <text:p>11:0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Free 5.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239" table:style-name="ce1">
            <text:p>23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1H17M0S" table:style-name="ce3">
            <text:p>11:1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2H24M0S" table:style-name="ce3">
            <text:p>12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2H31M0S" table:style-name="ce3">
            <text:p>12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3H43M0S" table:style-name="ce3">
            <text:p>13:4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3H46M0S" table:style-name="ce3">
            <text:p>13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3H49M0S" table:style-name="ce3">
            <text:p>13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4H4M0S" table:style-name="ce3">
            <text:p>14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4H6M0S" table:style-name="ce3">
            <text:p>14:0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4H10M0S" table:style-name="ce3">
            <text:p>14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4H10M0S" table:style-name="ce3">
            <text:p>14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4H17M0S" table:style-name="ce3">
            <text:p>14:1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4H32M0S" table:style-name="ce3">
            <text:p>14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4H45M0S" table:style-name="ce3">
            <text:p>14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5H0M0S" table:style-name="ce3">
            <text:p>15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5H9M0S" table:style-name="ce3">
            <text:p>15:0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5H22M0S" table:style-name="ce3">
            <text:p>15:2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5H24M0S" table:style-name="ce3">
            <text:p>15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5H44M0S" table:style-name="ce3">
            <text:p>15:4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5H49M0S" table:style-name="ce3">
            <text:p>15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6H52M0S" table:style-name="ce3">
            <text:p>16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6H52M0S" table:style-name="ce3">
            <text:p>16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7H10M0S" table:style-name="ce3">
            <text:p>17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4H9M0S" table:style-name="ce3">
            <text:p>14:0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Ultra Boost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139" table:style-name="ce1">
            <text:p>139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0H18M0S" table:style-name="ce3">
            <text:p>10:1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6H31M0S" table:style-name="ce3">
            <text:p>16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7H1M0S" table:style-name="ce3">
            <text:p>17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3H13M0S" table:style-name="ce3">
            <text:p>13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20" table:style-name="ce1">
            <text:p>1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3H31M0S" table:style-name="ce3">
            <text:p>13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120" table:style-name="ce1">
            <text:p>12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6H56M0S" table:style-name="ce3">
            <text:p>16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7H24M0S" table:style-name="ce3">
            <text:p>17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18T00:00:00" table:style-name="ce2">
            <text:p>18/7/2015</text:p>
          </table:table-cell>
          <table:table-cell office:value-type="time" office:time-value="PT15H54M0S" table:style-name="ce3">
            <text:p>15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8H5M0S" table:style-name="ce3">
            <text:p>8:0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8H25M0S" table:style-name="ce3">
            <text:p>8:2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8H35M0S" table:style-name="ce3">
            <text:p>8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9H11M0S" table:style-name="ce3">
            <text:p>9:1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9H17M0S" table:style-name="ce3">
            <text:p>9:1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0H24M0S" table:style-name="ce3">
            <text:p>10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1H39M0S" table:style-name="ce3">
            <text:p>11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2H34M0S" table:style-name="ce3">
            <text:p>12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2H40M0S" table:style-name="ce3">
            <text:p>12:4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3H4M0S" table:style-name="ce3">
            <text:p>13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E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3H50M0S" table:style-name="ce3">
            <text:p>13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C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4H25M0S" table:style-name="ce3">
            <text:p>14:2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4H52M0S" table:style-name="ce3">
            <text:p>14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4H52M0S" table:style-name="ce3">
            <text:p>14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5H21M0S" table:style-name="ce3">
            <text:p>15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5H27M0S" table:style-name="ce3">
            <text:p>15:2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6H40M0S" table:style-name="ce3">
            <text:p>16:4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7H8M0S" table:style-name="ce3">
            <text:p>17:0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7H9M0S" table:style-name="ce3">
            <text:p>17:0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7H11M0S" table:style-name="ce3">
            <text:p>17:1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7H19M0S" table:style-name="ce3">
            <text:p>17:1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9H30M0S" table:style-name="ce3">
            <text:p>19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9H49M0S" table:style-name="ce3">
            <text:p>19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20H2M0S" table:style-name="ce3">
            <text:p>20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20H31M0S" table:style-name="ce3">
            <text:p>20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20H57M0S" table:style-name="ce3">
            <text:p>20:5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21H54M0S" table:style-name="ce3">
            <text:p>21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21H54M0S" table:style-name="ce3">
            <text:p>21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22H16M0S" table:style-name="ce3">
            <text:p>22:1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22H29M0S" table:style-name="ce3">
            <text:p>22:2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23H34M0S" table:style-name="ce3">
            <text:p>23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23H42M0S" table:style-name="ce3">
            <text:p>23:4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23H45M0S" table:style-name="ce3">
            <text:p>23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Classic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90F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Sujetadore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23H54M0S" table:style-name="ce3">
            <text:p>23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9H57M0S" table:style-name="ce3">
            <text:p>9:5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0H0M0S" table:style-name="ce3">
            <text:p>10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0H2M0S" table:style-name="ce3">
            <text:p>10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ma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0H28M0S" table:style-name="ce3">
            <text:p>10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1H9M0S" table:style-name="ce3">
            <text:p>11:0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1H17M0S" table:style-name="ce3">
            <text:p>11:1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1H24M0S" table:style-name="ce3">
            <text:p>11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2H1M0S" table:style-name="ce3">
            <text:p>12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3H13M0S" table:style-name="ce3">
            <text:p>13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3H25M0S" table:style-name="ce3">
            <text:p>13:2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3H39M0S" table:style-name="ce3">
            <text:p>13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3H41M0S" table:style-name="ce3">
            <text:p>13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3H52M0S" table:style-name="ce3">
            <text:p>13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3H56M0S" table:style-name="ce3">
            <text:p>13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3H56M0S" table:style-name="ce3">
            <text:p>13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4H20M0S" table:style-name="ce3">
            <text:p>14:2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4H30M0S" table:style-name="ce3">
            <text:p>14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4H48M0S" table:style-name="ce3">
            <text:p>14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5H1M0S" table:style-name="ce3">
            <text:p>15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5H3M0S" table:style-name="ce3">
            <text:p>15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5H49M0S" table:style-name="ce3">
            <text:p>15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6H16M0S" table:style-name="ce3">
            <text:p>16:1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6H39M0S" table:style-name="ce3">
            <text:p>16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7H12M0S" table:style-name="ce3">
            <text:p>17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7H22M0S" table:style-name="ce3">
            <text:p>17:2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7H30M0S" table:style-name="ce3">
            <text:p>17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2H9M0S" table:style-name="ce3">
            <text:p>12:0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4H35M0S" table:style-name="ce3">
            <text:p>14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120" table:style-name="ce1">
            <text:p>120</text:p>
          </table:table-cell>
          <table:table-cell office:value-type="date" office:date-value="2015-07-19T00:00:00" table:style-name="ce2">
            <text:p>19/7/2015</text:p>
          </table:table-cell>
          <table:table-cell office:value-type="time" office:time-value="PT11H40M0S" table:style-name="ce3">
            <text:p>11:4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7H46M0S" table:style-name="ce3">
            <text:p>7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7H55M0S" table:style-name="ce3">
            <text:p>7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8H34M0S" table:style-name="ce3">
            <text:p>8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8H49M0S" table:style-name="ce3">
            <text:p>8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C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9H18M0S" table:style-name="ce3">
            <text:p>9:1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9H33M0S" table:style-name="ce3">
            <text:p>9:3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0H23M0S" table:style-name="ce3">
            <text:p>10:2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1H15M0S" table:style-name="ce3">
            <text:p>11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1H36M0S" table:style-name="ce3">
            <text:p>11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1H41M0S" table:style-name="ce3">
            <text:p>11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1H47M0S" table:style-name="ce3">
            <text:p>11:4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3H17M0S" table:style-name="ce3">
            <text:p>13:1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3H30M0S" table:style-name="ce3">
            <text:p>13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4H3M0S" table:style-name="ce3">
            <text:p>14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4H22M0S" table:style-name="ce3">
            <text:p>14:2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4H25M0S" table:style-name="ce3">
            <text:p>14:2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5H11M0S" table:style-name="ce3">
            <text:p>15:1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6H22M0S" table:style-name="ce3">
            <text:p>16:2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6H35M0S" table:style-name="ce3">
            <text:p>16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6H45M0S" table:style-name="ce3">
            <text:p>16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6H46M0S" table:style-name="ce3">
            <text:p>16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6H50M0S" table:style-name="ce3">
            <text:p>16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7H15M0S" table:style-name="ce3">
            <text:p>17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7H31M0S" table:style-name="ce3">
            <text:p>17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7H51M0S" table:style-name="ce3">
            <text:p>17:5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8H33M0S" table:style-name="ce3">
            <text:p>18:3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9H29M0S" table:style-name="ce3">
            <text:p>19:2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9H50M0S" table:style-name="ce3">
            <text:p>19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9H52M0S" table:style-name="ce3">
            <text:p>19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20H15M0S" table:style-name="ce3">
            <text:p>20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F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20H48M0S" table:style-name="ce3">
            <text:p>20:4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22H30M0S" table:style-name="ce3">
            <text:p>22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22H59M0S" table:style-name="ce3">
            <text:p>22:5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0H0M0S" table:style-name="ce3">
            <text:p>10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0H12M0S" table:style-name="ce3">
            <text:p>10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0H18M0S" table:style-name="ce3">
            <text:p>10:1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0H54M0S" table:style-name="ce3">
            <text:p>10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1H37M0S" table:style-name="ce3">
            <text:p>11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1H56M0S" table:style-name="ce3">
            <text:p>11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2H27M0S" table:style-name="ce3">
            <text:p>12:2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2H39M0S" table:style-name="ce3">
            <text:p>12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3H10M0S" table:style-name="ce3">
            <text:p>13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4H12M0S" table:style-name="ce3">
            <text:p>14:1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4H24M0S" table:style-name="ce3">
            <text:p>14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4H30M0S" table:style-name="ce3">
            <text:p>14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4H46M0S" table:style-name="ce3">
            <text:p>14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4H58M0S" table:style-name="ce3">
            <text:p>14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5H1M0S" table:style-name="ce3">
            <text:p>15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5H8M0S" table:style-name="ce3">
            <text:p>15:0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5H22M0S" table:style-name="ce3">
            <text:p>15:2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5H26M0S" table:style-name="ce3">
            <text:p>15:2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5H27M0S" table:style-name="ce3">
            <text:p>15:2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5H39M0S" table:style-name="ce3">
            <text:p>15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5H54M0S" table:style-name="ce3">
            <text:p>15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5H57M0S" table:style-name="ce3">
            <text:p>15:5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6H7M0S" table:style-name="ce3">
            <text:p>16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6H31M0S" table:style-name="ce3">
            <text:p>16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6H41M0S" table:style-name="ce3">
            <text:p>16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7H37M0S" table:style-name="ce3">
            <text:p>17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2H58M0S" table:style-name="ce3">
            <text:p>12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Zapatillas</text:p>
          </table:table-cell>
          <table:table-cell office:value-type="float" office:value="125" table:style-name="ce1">
            <text:p>125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7H25M0S" table:style-name="ce3">
            <text:p>17:2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20T00:00:00" table:style-name="ce2">
            <text:p>20/7/2015</text:p>
          </table:table-cell>
          <table:table-cell office:value-type="time" office:time-value="PT17H19M0S" table:style-name="ce3">
            <text:p>17:1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7H19M0S" table:style-name="ce3">
            <text:p>7:1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7H35M0S" table:style-name="ce3">
            <text:p>7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7H45M0S" table:style-name="ce3">
            <text:p>7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7H46M0S" table:style-name="ce3">
            <text:p>7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B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8H3M0S" table:style-name="ce3">
            <text:p>8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8H16M0S" table:style-name="ce3">
            <text:p>8:1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9H31M0S" table:style-name="ce3">
            <text:p>9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9H41M0S" table:style-name="ce3">
            <text:p>9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9H50M0S" table:style-name="ce3">
            <text:p>9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0B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0H30M0S" table:style-name="ce3">
            <text:p>10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0H39M0S" table:style-name="ce3">
            <text:p>10:3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0H53M0S" table:style-name="ce3">
            <text:p>10:5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11M0S" table:style-name="ce3">
            <text:p>11:1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35M0S" table:style-name="ce3">
            <text:p>11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2H30M0S" table:style-name="ce3">
            <text:p>12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A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2H41M0S" table:style-name="ce3">
            <text:p>12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3H13M0S" table:style-name="ce3">
            <text:p>13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Classic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B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Sujetadore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3H13M0S" table:style-name="ce3">
            <text:p>13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3H23M0S" table:style-name="ce3">
            <text:p>13:2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4H32M0S" table:style-name="ce3">
            <text:p>14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5H20M0S" table:style-name="ce3">
            <text:p>15:2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6H4M0S" table:style-name="ce3">
            <text:p>16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7H49M0S" table:style-name="ce3">
            <text:p>17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7H51M0S" table:style-name="ce3">
            <text:p>17:5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5A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8H47M0S" table:style-name="ce3">
            <text:p>18:4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8H54M0S" table:style-name="ce3">
            <text:p>18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D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9H29M0S" table:style-name="ce3">
            <text:p>19:2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9H32M0S" table:style-name="ce3">
            <text:p>19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9H33M0S" table:style-name="ce3">
            <text:p>19:3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5D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9H43M0S" table:style-name="ce3">
            <text:p>19:4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20H31M0S" table:style-name="ce3">
            <text:p>20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20H49M0S" table:style-name="ce3">
            <text:p>20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E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20H58M0S" table:style-name="ce3">
            <text:p>20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21H10M0S" table:style-name="ce3">
            <text:p>21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21H30M0S" table:style-name="ce3">
            <text:p>21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21H54M0S" table:style-name="ce3">
            <text:p>21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21H57M0S" table:style-name="ce3">
            <text:p>21:5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22H14M0S" table:style-name="ce3">
            <text:p>22:1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23H18M0S" table:style-name="ce3">
            <text:p>23:1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23H21M0S" table:style-name="ce3">
            <text:p>23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9H37M0S" table:style-name="ce3">
            <text:p>9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9H42M0S" table:style-name="ce3">
            <text:p>9:4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9H50M0S" table:style-name="ce3">
            <text:p>9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0H5M0S" table:style-name="ce3">
            <text:p>10:0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0H30M0S" table:style-name="ce3">
            <text:p>10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0H36M0S" table:style-name="ce3">
            <text:p>10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0H49M0S" table:style-name="ce3">
            <text:p>10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0H49M0S" table:style-name="ce3">
            <text:p>10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2M0S" table:style-name="ce3">
            <text:p>11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4M0S" table:style-name="ce3">
            <text:p>11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4M0S" table:style-name="ce3">
            <text:p>11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14M0S" table:style-name="ce3">
            <text:p>11:1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24M0S" table:style-name="ce3">
            <text:p>11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25M0S" table:style-name="ce3">
            <text:p>11:2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38M0S" table:style-name="ce3">
            <text:p>11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42M0S" table:style-name="ce3">
            <text:p>11:4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Nimbus 17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Zapatillas</text:p>
          </table:table-cell>
          <table:table-cell office:value-type="float" office:value="128" table:style-name="ce1">
            <text:p>128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46M0S" table:style-name="ce3">
            <text:p>11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53M0S" table:style-name="ce3">
            <text:p>11:5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2H24M0S" table:style-name="ce3">
            <text:p>12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2H55M0S" table:style-name="ce3">
            <text:p>12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3H13M0S" table:style-name="ce3">
            <text:p>13:1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3H21M0S" table:style-name="ce3">
            <text:p>13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3H28M0S" table:style-name="ce3">
            <text:p>13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3H34M0S" table:style-name="ce3">
            <text:p>13:3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4H1M0S" table:style-name="ce3">
            <text:p>14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4H10M0S" table:style-name="ce3">
            <text:p>14:1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4H25M0S" table:style-name="ce3">
            <text:p>14:2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4H30M0S" table:style-name="ce3">
            <text:p>14:3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4H56M0S" table:style-name="ce3">
            <text:p>14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4H56M0S" table:style-name="ce3">
            <text:p>14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4H56M0S" table:style-name="ce3">
            <text:p>14:5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5H6M0S" table:style-name="ce3">
            <text:p>15:0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5H32M0S" table:style-name="ce3">
            <text:p>15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5H55M0S" table:style-name="ce3">
            <text:p>15:5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6H31M0S" table:style-name="ce3">
            <text:p>16:3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6H43M0S" table:style-name="ce3">
            <text:p>16:4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6H52M0S" table:style-name="ce3">
            <text:p>16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7H14M0S" table:style-name="ce3">
            <text:p>17:1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7H28M0S" table:style-name="ce3">
            <text:p>17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7H35M0S" table:style-name="ce3">
            <text:p>17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Ultra Boost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Zapatillas</text:p>
          </table:table-cell>
          <table:table-cell office:value-type="float" office:value="139" table:style-name="ce1">
            <text:p>139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0H46M0S" table:style-name="ce3">
            <text:p>10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Boston 5</text:p>
          </table:table-cell>
          <table:table-cell office:value-type="string" table:style-name="ce1">
            <text:p>Femen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Zapatillas</text:p>
          </table:table-cell>
          <table:table-cell office:value-type="float" office:value="120" table:style-name="ce1">
            <text:p>120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1H19M0S" table:style-name="ce3">
            <text:p>11:1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Zapatilla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16H7M0S" table:style-name="ce3">
            <text:p>16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didas</text:p>
          </table:table-cell>
          <table:table-cell office:value-type="string" table:style-name="ce1">
            <text:p>Rocket Boost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Zapatillas</text:p>
          </table:table-cell>
          <table:table-cell office:value-type="float" office:value="110" table:style-name="ce1">
            <text:p>110</text:p>
          </table:table-cell>
          <table:table-cell office:value-type="date" office:date-value="2015-07-21T00:00:00" table:style-name="ce2">
            <text:p>21/7/2015</text:p>
          </table:table-cell>
          <table:table-cell office:value-type="time" office:time-value="PT9H40M0S" table:style-name="ce3">
            <text:p>9:4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7H49M0S" table:style-name="ce3">
            <text:p>7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8H36M0S" table:style-name="ce3">
            <text:p>8:3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8H38M0S" table:style-name="ce3">
            <text:p>8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8H45M0S" table:style-name="ce3">
            <text:p>8:4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0H33M0S" table:style-name="ce3">
            <text:p>10:3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1H44M0S" table:style-name="ce3">
            <text:p>11:4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1H54M0S" table:style-name="ce3">
            <text:p>11:5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1H58M0S" table:style-name="ce3">
            <text:p>11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2H1M0S" table:style-name="ce3">
            <text:p>12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2H2M0S" table:style-name="ce3">
            <text:p>12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Hyper Elite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2H57M0S" table:style-name="ce3">
            <text:p>12:5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3H22M0S" table:style-name="ce3">
            <text:p>13:2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3H32M0S" table:style-name="ce3">
            <text:p>13:3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Fierce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85A</text:p>
          </table:table-cell>
          <table:table-cell office:value-type="string" table:style-name="ce1">
            <text:p>Multicolor</text:p>
          </table:table-cell>
          <table:table-cell office:value-type="string" table:style-name="ce1">
            <text:p>Sujetadores</text:p>
          </table:table-cell>
          <table:table-cell office:value-type="float" office:value="149" table:style-name="ce1">
            <text:p>14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4H21M0S" table:style-name="ce3">
            <text:p>14:2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4H28M0S" table:style-name="ce3">
            <text:p>14:2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4H41M0S" table:style-name="ce3">
            <text:p>14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5H24M0S" table:style-name="ce3">
            <text:p>15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Classic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5E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Sujetadores</text:p>
          </table:table-cell>
          <table:table-cell office:value-type="float" office:value="100" table:style-name="ce1">
            <text:p>100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6H40M0S" table:style-name="ce3">
            <text:p>16:4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Hera Deux Single Tab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12.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6H52M0S" table:style-name="ce3">
            <text:p>16:5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4-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6H58M0S" table:style-name="ce3">
            <text:p>16:5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Dri-Fit No-Sho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float" office:value="20" table:style-name="ce1">
            <text:p>20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7H41M0S" table:style-name="ce3">
            <text:p>17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7H49M0S" table:style-name="ce3">
            <text:p>17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Gris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9H4M0S" table:style-name="ce3">
            <text:p>19:0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9H35M0S" table:style-name="ce3">
            <text:p>19:3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9H46M0S" table:style-name="ce3">
            <text:p>19:4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Pro Hero</text:p>
          </table:table-cell>
          <table:table-cell office:value-type="string" table:style-name="ce1">
            <text:p>Femenino</text:p>
          </table:table-cell>
          <table:table-cell office:value-type="string" table:style-name="ce1">
            <text:p>70E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Sujetadores</text:p>
          </table:table-cell>
          <table:table-cell office:value-type="float" office:value="99" table:style-name="ce1">
            <text:p>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20H41M0S" table:style-name="ce3">
            <text:p>20:4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2-44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20H44M0S" table:style-name="ce3">
            <text:p>20:4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21H15M0S" table:style-name="ce3">
            <text:p>21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8-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21H27M0S" table:style-name="ce3">
            <text:p>21:2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21H37M0S" table:style-name="ce3">
            <text:p>21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2585</text:p>
          </table:table-cell>
          <table:table-cell office:value-type="string" table:style-name="ce1">
            <text:p>Femen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21H38M0S" table:style-name="ce3">
            <text:p>21:3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21H50M0S" table:style-name="ce3">
            <text:p>21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Nike</text:p>
          </table:table-cell>
          <table:table-cell office:value-type="string" table:style-name="ce1">
            <text:p>Nike Elite Match Fit Mercurial Crew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0-42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21" table:style-name="ce1">
            <text:p>21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22H22M0S" table:style-name="ce3">
            <text:p>22:2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Amarill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22H24M0S" table:style-name="ce3">
            <text:p>22:24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22H40M0S" table:style-name="ce3">
            <text:p>22:4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23H0M0S" table:style-name="ce3">
            <text:p>23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23H6M0S" table:style-name="ce3">
            <text:p>23:06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0H2M0S" table:style-name="ce3">
            <text:p>10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1H1M0S" table:style-name="ce3">
            <text:p>11:01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Kayano Single Tab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46-48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Ropa interior</text:p>
          </table:table-cell>
          <table:table-cell office:value-type="string" table:style-name="ce1">
            <text:p>24.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1H2M0S" table:style-name="ce3">
            <text:p>11:02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1H7M0S" table:style-name="ce3">
            <text:p>11:0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Cummulus 17</text:p>
          </table:table-cell>
          <table:table-cell office:value-type="string" table:style-name="ce1">
            <text:p>Masculin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Rosado</text:p>
          </table:table-cell>
          <table:table-cell office:value-type="string" table:style-name="ce1">
            <text:p>Zapatillas</text:p>
          </table:table-cell>
          <table:table-cell office:value-type="float" office:value="159" table:style-name="ce1">
            <text:p>15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1H15M0S" table:style-name="ce3">
            <text:p>11:15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1H19M0S" table:style-name="ce3">
            <text:p>11:1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1H50M0S" table:style-name="ce3">
            <text:p>11:5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2H3M0S" table:style-name="ce3">
            <text:p>12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2H8M0S" table:style-name="ce3">
            <text:p>12:08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2H37M0S" table:style-name="ce3">
            <text:p>12:37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Quick Light Cushion</text:p>
          </table:table-cell>
          <table:table-cell office:value-type="string" table:style-name="ce1">
            <text:p>Usinex</text:p>
          </table:table-cell>
          <table:table-cell office:value-type="string" table:style-name="ce1">
            <text:p>36-38</text:p>
          </table:table-cell>
          <table:table-cell office:value-type="string" table:style-name="ce1">
            <text:p>Verde</text:p>
          </table:table-cell>
          <table:table-cell office:value-type="string" table:style-name="ce1">
            <text:p>Ropa interior</text:p>
          </table:table-cell>
          <table:table-cell office:value-type="float" office:value="19" table:style-name="ce1">
            <text:p>1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2H49M0S" table:style-name="ce3">
            <text:p>12:49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3H0M0S" table:style-name="ce3">
            <text:p>13:00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MB1878</text:p>
          </table:table-cell>
          <table:table-cell office:value-type="string" table:style-name="ce1">
            <text:p>Masculin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Negro</text:p>
          </table:table-cell>
          <table:table-cell office:value-type="string" table:style-name="ce1">
            <text:p>Pantalon</text:p>
          </table:table-cell>
          <table:table-cell office:value-type="float" office:value="99" table:style-name="ce1">
            <text:p>9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3H3M0S" table:style-name="ce3">
            <text:p>13:03: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rovincias</text:p>
          </table:table-cell>
          <table:table-cell office:value-type="string" table:style-name="ce1">
            <text:p>Asics</text:p>
          </table:table-cell>
          <table:table-cell office:value-type="string" table:style-name="ce1">
            <text:p>WB1820</text:p>
          </table:table-cell>
          <table:table-cell office:value-type="string" table:style-name="ce1">
            <text:p>Femenino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Azul</text:p>
          </table:table-cell>
          <table:table-cell office:value-type="string" table:style-name="ce1">
            <text:p>Pantalon</text:p>
          </table:table-cell>
          <table:table-cell office:value-type="float" office:value="89" table:style-name="ce1">
            <text:p>89</text:p>
          </table:table-cell>
          <table:table-cell office:value-type="date" office:date-value="2015-07-22T00:00:00" table:style-name="ce2">
            <text:p>22/7/2015</text:p>
          </table:table-cell>
          <table:table-cell office:value-type="time" office:time-value="PT13H3M0S" table:style-name="ce3">
            <text:p>13:03:00</text:p>
          </table:table-cell>
          <table:table-cell table:number-columns-repeated="16374"/>
        </table:table-row>
        <table:table-row table:number-rows-repeated="10477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time-style style:name="N26">
      <number:hours/>
      <number:text>:</number:text>
      <number:minutes number:style="long"/>
      <number:text>:</number:text>
      <number:seconds number:style="long"/>
    </number:time-style>
    <style:style style:name="_50_0_37__32_-_32__201_nfasis1" style:display-name="20% - Énfasis1" style:family="table-cell" style:data-style-name="N0">
      <style:table-cell-properties fo:background-color="#DDEBF7"/>
    </style:style>
    <style:style style:name="_50_0_37__32_-_32__201_nfasis2" style:display-name="20% - Énfasis2" style:family="table-cell" style:data-style-name="N0">
      <style:table-cell-properties fo:background-color="#FCE4D6"/>
    </style:style>
    <style:style style:name="_50_0_37__32_-_32__201_nfasis3" style:display-name="20% - Énfasis3" style:family="table-cell" style:data-style-name="N0">
      <style:table-cell-properties fo:background-color="#EDEDED"/>
    </style:style>
    <style:style style:name="_50_0_37__32_-_32__201_nfasis4" style:display-name="20% - Énfasis4" style:family="table-cell" style:data-style-name="N0">
      <style:table-cell-properties fo:background-color="#FFF2CC"/>
    </style:style>
    <style:style style:name="_50_0_37__32_-_32__201_nfasis5" style:display-name="20% - Énfasis5" style:family="table-cell" style:data-style-name="N0">
      <style:table-cell-properties fo:background-color="#D9E1F2"/>
    </style:style>
    <style:style style:name="_50_0_37__32_-_32__201_nfasis6" style:display-name="20% - Énfasis6" style:family="table-cell" style:data-style-name="N0">
      <style:table-cell-properties fo:background-color="#E2EFDA"/>
    </style:style>
    <style:style style:name="_52_0_37__32_-_32__201_nfasis1" style:display-name="40% - Énfasis1" style:family="table-cell" style:data-style-name="N0">
      <style:table-cell-properties fo:background-color="#BDD7EE"/>
    </style:style>
    <style:style style:name="_52_0_37__32_-_32__201_nfasis2" style:display-name="40% - Énfasis2" style:family="table-cell" style:data-style-name="N0">
      <style:table-cell-properties fo:background-color="#F8CBAD"/>
    </style:style>
    <style:style style:name="_52_0_37__32_-_32__201_nfasis3" style:display-name="40% - Énfasis3" style:family="table-cell" style:data-style-name="N0">
      <style:table-cell-properties fo:background-color="#DBDBDB"/>
    </style:style>
    <style:style style:name="_52_0_37__32_-_32__201_nfasis4" style:display-name="40% - Énfasis4" style:family="table-cell" style:data-style-name="N0">
      <style:table-cell-properties fo:background-color="#FFE699"/>
    </style:style>
    <style:style style:name="_52_0_37__32_-_32__201_nfasis5" style:display-name="40% - Énfasis5" style:family="table-cell" style:data-style-name="N0">
      <style:table-cell-properties fo:background-color="#B4C6E7"/>
    </style:style>
    <style:style style:name="_52_0_37__32_-_32__201_nfasis6" style:display-name="40% - Énfasis6" style:family="table-cell" style:data-style-name="N0">
      <style:table-cell-properties fo:background-color="#C6E0B4"/>
    </style:style>
    <style:style style:name="_54_0_37__32_-_32__201_nfasis1" style:display-name="60% - Énfasis1" style:family="table-cell" style:data-style-name="N0">
      <style:table-cell-properties fo:background-color="#9BC2E6"/>
      <style:text-properties fo:color="#FFFFFF"/>
    </style:style>
    <style:style style:name="_54_0_37__32_-_32__201_nfasis2" style:display-name="60% - Énfasis2" style:family="table-cell" style:data-style-name="N0">
      <style:table-cell-properties fo:background-color="#F4B084"/>
      <style:text-properties fo:color="#FFFFFF"/>
    </style:style>
    <style:style style:name="_54_0_37__32_-_32__201_nfasis3" style:display-name="60% - Énfasis3" style:family="table-cell" style:data-style-name="N0">
      <style:table-cell-properties fo:background-color="#C9C9C9"/>
      <style:text-properties fo:color="#FFFFFF"/>
    </style:style>
    <style:style style:name="_54_0_37__32_-_32__201_nfasis4" style:display-name="60% - Énfasis4" style:family="table-cell" style:data-style-name="N0">
      <style:table-cell-properties fo:background-color="#FFD966"/>
      <style:text-properties fo:color="#FFFFFF"/>
    </style:style>
    <style:style style:name="_54_0_37__32_-_32__201_nfasis5" style:display-name="60% - Énfasis5" style:family="table-cell" style:data-style-name="N0">
      <style:table-cell-properties fo:background-color="#8EA9DB"/>
      <style:text-properties fo:color="#FFFFFF"/>
    </style:style>
    <style:style style:name="_54_0_37__32_-_32__201_nfasis6" style:display-name="60% - Énfasis6" style:family="table-cell" style:data-style-name="N0">
      <style:table-cell-properties fo:background-color="#A9D08E"/>
      <style:text-properties fo:color="#FFFFFF"/>
    </style:style>
    <style:style style:name="Bueno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da_32_de_32_comprobaci_243_n" style:display-name="Celda de comprobació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cabezado_32_1" style:display-name="Encabezado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Encabezado_32_4" style:display-name="Encabezado 4" style:family="table-cell" style:data-style-name="N0">
      <style:text-properties fo:color="#44546A" fo:font-weight="bold" style:font-weight-asian="bold" style:font-weight-complex="bold"/>
    </style:style>
    <style:style style:name="_201_nfasis1" style:display-name="Énfasis1" style:family="table-cell" style:data-style-name="N0">
      <style:table-cell-properties fo:background-color="#5B9BD5"/>
      <style:text-properties fo:color="#FFFFFF"/>
    </style:style>
    <style:style style:name="_201_nfasis2" style:display-name="Énfasis2" style:family="table-cell" style:data-style-name="N0">
      <style:table-cell-properties fo:background-color="#ED7D31"/>
      <style:text-properties fo:color="#FFFFFF"/>
    </style:style>
    <style:style style:name="_201_nfasis3" style:display-name="Énfasis3" style:family="table-cell" style:data-style-name="N0">
      <style:table-cell-properties fo:background-color="#A5A5A5"/>
      <style:text-properties fo:color="#FFFFFF"/>
    </style:style>
    <style:style style:name="_201_nfasis4" style:display-name="Énfasis4" style:family="table-cell" style:data-style-name="N0">
      <style:table-cell-properties fo:background-color="#FFC000"/>
      <style:text-properties fo:color="#FFFFFF"/>
    </style:style>
    <style:style style:name="_201_nfasis5" style:display-name="Énfasis5" style:family="table-cell" style:data-style-name="N0">
      <style:table-cell-properties fo:background-color="#4472C4"/>
      <style:text-properties fo:color="#FFFFFF"/>
    </style:style>
    <style:style style:name="_201_nfasis6" style:display-name="Énfasis6" style:family="table-cell" style:data-style-name="N0">
      <style:table-cell-properties fo:background-color="#70AD47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cto" style:family="table-cell" style:data-style-name="N0">
      <style:table-cell-properties fo:background-color="#FFC7CE"/>
      <style:text-properties fo:color="#9C0006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B2B2B2" fo:background-color="#FFFFCC"/>
    </style:style>
    <style:style style:name="Sali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dvertencia" style:display-name="Texto de advertencia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_237_tulo_32_2" style:display-name="Título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Ramirez</meta:initial-creator>
    <dc:creator>Ramirez</dc:creator>
    <meta:creation-date>2025-06-10T19:10:43Z</meta:creation-date>
    <dc:date>2025-06-10T19:10:44Z</dc:date>
  </office:meta>
</office:document-meta>
</file>